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5.712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7.7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2.234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2.232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2.23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2.23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2.232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3.358cm" fo:min-width="0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3.358cm" fo:min-width="0.367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3.358cm" fo:min-width="6.524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5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5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7" draw:id="id4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2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6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51" draw:start-glue-point="3" draw:end-shape="id48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6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cm" draw:start-shape="id53" draw:start-glue-point="1" draw:end-shape="id47" draw:end-glue-point="5" svg:d="M40600 38850l2798-950" svg:viewBox="0 0 2799 951">
          <text:p/>
        </draw:connector>
        <draw:g xml:id="id54" draw:id="id54">
          <draw:g>
            <draw:custom-shape draw:style-name="gr16" draw:text-style-name="P10" draw:layer="ConfigLayout" svg:width="0.8cm" svg:height="0.3cm" svg:x="50.8cm" svg:y="4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8cm" draw:start-shape="id54" draw:start-glue-point="3" draw:end-shape="id47" draw:end-glue-point="4" svg:d="M50800 44451l-2402 1247" svg:viewBox="0 0 2403 1248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8cm" svg:x2="57.602cm" svg:y2="49.502cm" draw:start-shape="id47" draw:start-glue-point="4" draw:end-shape="id48" draw:end-glue-point="6" svg:d="M48398 45698c0 2779 9204 878 9204 3804" svg:viewBox="0 0 9205 3805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6" draw:end-shape="id58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65.6cm" svg:y="55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6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7" draw:start-glue-point="0" svg:d="M39150 82598l-33-2923" svg:viewBox="0 0 34 29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2cm" svg:y1="77.649cm" svg:x2="19.2cm" svg:y2="72.55cm" draw:start-shape="id88" draw:start-glue-point="1" draw:end-shape="id36" draw:end-glue-point="6" svg:d="M14200 77649l5000-5099" svg:viewBox="0 0 5001 510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339cm" svg:x="6cm" svg:y="7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38cm" svg:x="7.988cm" svg:y="74.9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338cm" svg:x="6cm" svg:y="75.33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0" draw:layer="ConfigLayout" svg:width="6.212cm" svg:height="0.339cm" svg:x="7.988cm" svg:y="75.336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" draw:text-style-name="P10" draw:layer="ConfigLayout" svg:width="8.2cm" svg:height="0.338cm" svg:x="6cm" svg:y="75.67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6" draw:text-style-name="P10" draw:layer="ConfigLayout" svg:width="2.734cm" svg:height="0.339cm" svg:x="11.466cm" svg:y="76.3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4cm" svg:height="0.339cm" svg:x="6cm" svg:y="76.353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2.732cm" svg:height="0.339cm" svg:x="8.734cm" svg:y="76.353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9" draw:text-style-name="P10" draw:layer="ConfigLayout" svg:width="2.734cm" svg:height="0.338cm" svg:x="11.466cm" svg:y="76.01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2.734cm" svg:height="0.338cm" svg:x="6cm" svg:y="76.015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" draw:text-style-name="P10" draw:layer="ConfigLayout" svg:width="2.732cm" svg:height="0.338cm" svg:x="8.734cm" svg:y="76.015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2" draw:text-style-name="P10" draw:layer="ConfigLayout" svg:width="0.309cm" svg:height="3.608cm" svg:x="13.891cm" svg:y="76.6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3" draw:text-style-name="P10" draw:layer="ConfigLayout" svg:width="0.867cm" svg:height="3.608cm" svg:x="6cm" svg:y="76.692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10" draw:layer="ConfigLayout" svg:width="7.024cm" svg:height="3.608cm" svg:x="6.867cm" svg:y="76.692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draw:end-glue-point="0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5cm" svg:y="105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6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5cm" svg:y="10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5cm" svg:y="106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7cm" svg:y="106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5cm" svg:y="106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6cm" svg:y="106.6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5cm" svg:y1="106.299cm" svg:x2="49.298cm" svg:y2="107.198cm" draw:start-shape="id116" draw:start-glue-point="3" draw:end-shape="id2" draw:end-glue-point="4" svg:d="M51500 106299l-2202 899" svg:viewBox="0 0 2203 900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7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7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7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10.5cm" svg:y="19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8.7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6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8.2cm" svg:y="31.20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0.90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80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0.7cm" svg:y="24.3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9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4cm">
                <text:p text:style-name="P9"><text:span text:style-name="T4">0.0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3.2cm" svg:y="25.80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5.50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40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1.3$Windows_x86 LibreOffice_project/89f508ef3ecebd2cfb8e1def0f0ba9a803b88a6d</meta:generator>
    <dc:date>2017-04-29T18:03:12.975000000</dc:date>
    <meta:editing-duration>P2DT4H1M46S</meta:editing-duration>
    <meta:editing-cycles>279</meta:editing-cycles>
    <meta:document-statistic meta:object-count="1847"/>
  </office:meta>
</office:document-meta>
</file>